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1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HASSAN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GENERAL HOSPITAL, MONIYA</text:p>
          </table:table-cell>
          <table:table-cell table:style-name="ce6" office:value-type="float" office:value="8033456012" calcext:value-type="float">
            <text:p>8033456012</text:p>
          </table:table-cell>
          <table:table-cell table:style-name="ce5" office:value-type="string" calcext:value-type="string">
            <text:p>NERVERON &amp; FIBRONIL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THE SUPPLIED NERVERON WAS SELLING FAST. AFTER PAYMENT, BOTH FIBRONIL AND NERVERON WILL BE SUPPLIED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MR NIYI ABOLADE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GENERAL HOSPITAL, MONIYA</text:p>
          </table:table-cell>
          <table:table-cell table:style-name="ce5" office:value-type="float" office:value="8039241997" calcext:value-type="float">
            <text:p>8039241997</text:p>
          </table:table-cell>
          <table:table-cell table:style-name="ce5" office:value-type="string" calcext:value-type="string">
            <text:p>NERVERON &amp; FIBRONIL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THE SUPPLIED NERVERON WAS SELLING FAST. AFTER PAYMENT, BOTH FIBRONIL AND NERVERON WILL BE SUPPLIED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LAMIDE</text:p>
          </table:table-cell>
          <table:table-cell table:style-name="ce5" office:value-type="string" calcext:value-type="string">
            <text:p>OPTHAMOLOGY</text:p>
          </table:table-cell>
          <table:table-cell table:style-name="ce5" office:value-type="string" calcext:value-type="string">
            <text:p>GENERAL HOSPITAL, MONIYA</text:p>
          </table:table-cell>
          <table:table-cell table:style-name="ce5" office:value-type="float" office:value="9030647749" calcext:value-type="float">
            <text:p>9030647749</text:p>
          </table:table-cell>
          <table:table-cell table:style-name="ce5" office:value-type="string" calcext:value-type="string">
            <text:p>EYEMAX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SUPPLY WILL BE MADE AFTER NERVERON PAYMENT IS MAD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PROGRESS</text:p>
          </table:table-cell>
          <table:table-cell table:style-name="ce5" office:value-type="string" calcext:value-type="string">
            <text:p>OPTHAMOLOGY</text:p>
          </table:table-cell>
          <table:table-cell table:style-name="ce5" office:value-type="string" calcext:value-type="string">
            <text:p>CORPORATE EYE CLINIC, OLUYOLE</text:p>
          </table:table-cell>
          <table:table-cell table:style-name="ce5" office:value-type="float" office:value="8149018927" calcext:value-type="float">
            <text:p>8149018927</text:p>
          </table:table-cell>
          <table:table-cell table:style-name="ce5" office:value-type="string" calcext:value-type="string">
            <text:p>EYEMAX FORTE</text:p>
          </table:table-cell>
          <table:table-cell table:style-name="ce10" office:value-type="string" calcext:value-type="string">
            <text:p>EYEMAX FORTE (2 BOXES) #96,000</text:p>
          </table:table-cell>
          <table:table-cell table:style-name="ce5" office:value-type="string" calcext:value-type="string">
            <text:p>TO FOLLOW UP WITH THE DOCTOR FOR QUICK SALE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GODFFREY</text:p>
          </table:table-cell>
          <table:table-cell table:style-name="ce5" office:value-type="string" calcext:value-type="string">
            <text:p>FUMAC PHARMACY</text:p>
          </table:table-cell>
          <table:table-cell table:style-name="ce9" office:value-type="string" calcext:value-type="string">
            <text:p>OLUYOLE</text:p>
          </table:table-cell>
          <table:table-cell table:style-name="ce5" office:value-type="float" office:value="8063037853" calcext:value-type="float">
            <text:p>8063037853</text:p>
          </table:table-cell>
          <table:table-cell table:style-name="ce5" office:value-type="string" calcext:value-type="string">
            <text:p>FIBRONIL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THE SUPPLIED FIBRONIL HAS NOT BEEN SOLD. I’M LIASING WITH THE PHARMACIST TO ENSURE THE SALE OF FIBRONI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S MERCY</text:p>
          </table:table-cell>
          <table:table-cell table:style-name="ce5" office:value-type="string" calcext:value-type="string">
            <text:p>FUMAC PHARMACY</text:p>
          </table:table-cell>
          <table:table-cell table:style-name="ce9" office:value-type="string" calcext:value-type="string">
            <text:p>OLUYOLE</text:p>
          </table:table-cell>
          <table:table-cell table:style-name="ce6" office:value-type="float" office:value="8144122500" calcext:value-type="float">
            <text:p>8144122500</text:p>
          </table:table-cell>
          <table:table-cell table:style-name="ce6" office:value-type="string" calcext:value-type="string">
            <text:p>FIBRONIL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THE SUPPLIED FIBRONIL HAS NOT BEEN SOLD. I’M LIASING WITH THE SALES PERSONNEL TO ENSURE THE SALE OF FIBRONI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JOSEPH</text:p>
          </table:table-cell>
          <table:table-cell table:style-name="ce5" office:value-type="string" calcext:value-type="string">
            <text:p>GILEAD PHARMACY</text:p>
          </table:table-cell>
          <table:table-cell table:style-name="ce9" office:value-type="string" calcext:value-type="string">
            <text:p>CHALLENGE</text:p>
          </table:table-cell>
          <table:table-cell table:style-name="ce6" office:value-type="float" office:value="7033470772" calcext:value-type="float">
            <text:p>7033470772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CHECKED MY PRODUCT LEVEL AND THEIR PERFORMANCE. THE PHARMACIST PROMISE TO SEE TO AN IMPROVED SALE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R KOLADE</text:p>
          </table:table-cell>
          <table:table-cell table:style-name="ce5" office:value-type="string" calcext:value-type="string">
            <text:p>BABS-OLA PHARMACY</text:p>
          </table:table-cell>
          <table:table-cell table:style-name="ce9" office:value-type="string" calcext:value-type="string">
            <text:p>CHALLENGE</text:p>
          </table:table-cell>
          <table:table-cell table:style-name="ce6" office:value-type="float" office:value="8144122500" calcext:value-type="float">
            <text:p>814412250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FRATONEBETIC, NERVERON <text:s/>#79,690</text:p>
          </table:table-cell>
          <table:table-cell table:style-name="ce5" office:value-type="string" calcext:value-type="string">
            <text:p>I DISCUSSED WITH HIM ON HOW HE CAN HELP ME PUSH THE SUPPLIED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MISS GANIYAT</text:p>
          </table:table-cell>
          <table:table-cell table:style-name="ce5" office:value-type="string" calcext:value-type="string">
            <text:p>BABS-OLA PHARMACY</text:p>
          </table:table-cell>
          <table:table-cell table:style-name="ce9" office:value-type="string" calcext:value-type="string">
            <text:p>CHALLENGE</text:p>
          </table:table-cell>
          <table:table-cell table:style-name="ce6" office:value-type="float" office:value="9070307530" calcext:value-type="float">
            <text:p>907030753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SAME BIZ AS ABOVE</text:p>
          </table:table-cell>
          <table:table-cell table:style-name="ce5" office:value-type="string" calcext:value-type="string">
            <text:p>I DISCUSSED WITH HER ON HOW SHE CAN HELP ME PUSH THE SUPPLIED PRODUCTS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2T09:23:12.023151576</dc:date>
    <meta:generator>LibreOffice/7.3.7.2$Linux_X86_64 LibreOffice_project/30$Build-2</meta:generator>
    <meta:editing-duration>PT1H52M43S</meta:editing-duration>
    <meta:editing-cycles>29</meta:editing-cycles>
    <meta:document-statistic meta:table-count="1" meta:cell-count="103" meta:object-count="0"/>
    <meta:user-defined meta:name="AppVersion">16.0300</meta:user-defined>
  </office:meta>
</office:document-meta>
</file>